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none" officeooo:rsid="001efda1" officeooo:paragraph-rsid="001efda1"/>
    </style:style>
    <style:style style:name="P5" style:family="paragraph" style:parent-style-name="Standard">
      <style:text-properties style:text-underline-style="none" officeooo:rsid="0020b842" officeooo:paragraph-rsid="0020b842"/>
    </style:style>
    <style:style style:name="P6" style:family="paragraph" style:parent-style-name="Standard">
      <style:text-properties style:text-underline-style="solid" style:text-underline-width="auto" style:text-underline-color="font-color" officeooo:rsid="001e4d64" officeooo:paragraph-rsid="001e4d64"/>
    </style:style>
    <style:style style:name="P7" style:family="paragraph" style:parent-style-name="Standard">
      <style:text-properties style:text-underline-style="none" officeooo:rsid="0020b842" officeooo:paragraph-rsid="0020b842"/>
    </style:style>
    <style:style style:name="P8" style:family="paragraph" style:parent-style-name="Standard">
      <style:text-properties style:use-window-font-color="true" loext:opacity="0%" style:font-name="Droid Sans Mono" fo:font-size="10.5pt" style:text-underline-style="none" fo:font-weight="normal" officeooo:rsid="0020b842" officeooo:paragraph-rsid="0020b842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 fo:break-before="page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6">Adding squares in child div so that the parent div creates a grid for Etch-a-sketch</text:p>
      <text:p text:style-name="P6"/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4">***Could just square the number of elements to be created to get the correct number of divChild elements – find way to sort them evenly with CSS?</text:p>
      <text:p text:style-name="P4"/>
      <text:p text:style-name="P4"/>
      <text:p text:style-name="P5">ToggleGird issues – getting setting to stick through new grid generation</text:p>
      <text:p text:style-name="P5"/>
      <text:p text:style-name="P5">add true/false flag to button</text:p>
      <text:p text:style-name="P5">true = grid on</text:p>
      <text:p text:style-name="P5">false = grid off</text:p>
      <text:p text:style-name="P5"/>
      <text:p text:style-name="P5">flag within grid generation loop – if true – as usual, else get .noBorder css</text:p>
      <text:p text:style-name="P5"/>
      <text:p text:style-name="P8">todo list;</text:p>
      <text:p text:style-name="P10">1. implement color picker</text:p>
      <text:p text:style-name="P9">2. implement gradual color gradient for each hover over square</text:p>
      <text:p text:style-name="P9">3. click and drag to add color to square instead of mouseover</text:p>
      <text:p text:style-name="P9">4. toggle eraser button to turn off if rainbow mode selected, &amp; vice versa</text:p>
      <text:p text:style-name="P9"><text:tab/>can a button check go into a function?</text:p>
      <text:p text:style-name="P10">5. pass buttons to function to check if value is on or off instead of each button checking</text:p>
      <text:p text:style-name="P11">Disable other modes if one selected</text:p>
      <text:p text:style-name="P12"/>
      <text:p text:style-name="P13">Simple check within squareFill function to check which is selected? </text:p>
      <text:p text:style-name="P13"><text:tab/>OR</text:p>
      <text:p text:style-name="P13">pass selection through another function which forces one option to squareFill only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5T11:33:33.313842023</dc:date>
    <meta:editing-duration>PT49M2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55" meta:character-count="1478" meta:non-whitespace-character-count="1236"/>
  </office:meta>
</office:document-meta>
</file>